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Tests.repeatedBeforeAdviceInvocationsWithAspec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testRepeatedAroundAdviceInvocations( String file , int howmany , String technolo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plyReturnValue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nchmarkTests.repeatedAfterReturningAdviceInvocationsWithSpringA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BeforeAdviceInvocationsWithSpringA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BeforeAdvice.matches( Method method ,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testBeforeAdviceWithoutJoinPoint( String file , int howmany , String technolo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ceAspect.traceWithout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AroundAdviceInvocationsWithSpringA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AroundAdviceInvocationsWithAspec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BeforeAdvice.advi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ceAfterReturningAdvice.matches( Method method , Class &lt; ?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nchmarkTest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yReturnValueInterceptor.setMultiple( int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MixWithSpringA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AfterReturningAdviceInvocationsWithAspec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Aspect.traceWithoutJoinPoi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AfterReturningAdvice.advi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lyReturnValueInterceptor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testMix( String file , int howmany , String technolo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aceBeforeAdvice.before( Method method , Object [ ] args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AfterReturningAdvice.afterReturning( Object returnValue , Method method , Object [ ] args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repeatedMixWithAspec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Tests.testAfterReturningAdviceWithoutJoinPoint( String file , int howmany , String technolo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